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327" officeooo:paragraph-rsid="001f4327"/>
    </style:style>
    <style:style style:name="P2" style:family="paragraph" style:parent-style-name="Standard">
      <style:text-properties officeooo:rsid="0020a797" officeooo:paragraph-rsid="0020a797"/>
    </style:style>
    <style:style style:name="P3" style:family="paragraph" style:parent-style-name="Standard">
      <style:text-properties officeooo:rsid="0020b3ae" officeooo:paragraph-rsid="0020b3ae"/>
    </style:style>
    <style:style style:name="P4" style:family="paragraph" style:parent-style-name="Standard">
      <style:text-properties fo:color="#9933ff" officeooo:rsid="0020b3ae" officeooo:paragraph-rsid="0020b3ae"/>
    </style:style>
    <style:style style:name="P5" style:family="paragraph" style:parent-style-name="Standard">
      <style:text-properties officeooo:rsid="0020e5cf" officeooo:paragraph-rsid="0020e5cf"/>
    </style:style>
    <style:style style:name="P6" style:family="paragraph" style:parent-style-name="Standard">
      <style:text-properties fo:color="#9933ff" officeooo:rsid="0020b3ae" officeooo:paragraph-rsid="001f4327"/>
    </style:style>
    <style:style style:name="P7" style:family="paragraph" style:parent-style-name="Standard">
      <style:text-properties officeooo:rsid="002379ac" officeooo:paragraph-rsid="002379ac"/>
    </style:style>
    <style:style style:name="P8" style:family="paragraph" style:parent-style-name="Standard">
      <style:text-properties officeooo:rsid="0020b3ae" officeooo:paragraph-rsid="0020b3ae"/>
    </style:style>
    <style:style style:name="P9" style:family="paragraph" style:parent-style-name="Standard">
      <style:text-properties officeooo:rsid="0023dd15" officeooo:paragraph-rsid="0023dd15"/>
    </style:style>
    <style:style style:name="P10" style:family="paragraph" style:parent-style-name="Standard">
      <style:text-properties fo:color="#ff3333" officeooo:rsid="0023dd15" officeooo:paragraph-rsid="0023dd15"/>
    </style:style>
    <style:style style:name="P11" style:family="paragraph" style:parent-style-name="Standard">
      <style:text-properties fo:color="#ff3333" officeooo:rsid="001f4327" officeooo:paragraph-rsid="001f4327"/>
    </style:style>
    <style:style style:name="P12" style:family="paragraph" style:parent-style-name="Standard">
      <style:text-properties fo:color="#ff3333" officeooo:rsid="0020e5cf" officeooo:paragraph-rsid="0020e5cf"/>
    </style:style>
    <style:style style:name="P13" style:family="paragraph" style:parent-style-name="Standard">
      <style:text-properties officeooo:rsid="0026c294" officeooo:paragraph-rsid="0026c294"/>
    </style:style>
    <style:style style:name="P14" style:family="paragraph" style:parent-style-name="Standard">
      <style:text-properties officeooo:rsid="00286868" officeooo:paragraph-rsid="00286868"/>
    </style:style>
    <style:style style:name="T1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############################################################################################</text:p>
      <text:p text:style-name="Standard"/>
      <text:p text:style-name="P1">Apche installation groupwise </text:p>
      <text:p text:style-name="P1"/>
      <text:p text:style-name="P11">create file as apche.yml</text:p>
      <text:p text:style-name="P11">run as a user <text:s text:c="2"/></text:p>
      <text:p text:style-name="P11"><text:s text:c="15"/>: ansible-playbook apache.yml --ask-sudo-pass</text:p>
      <text:p text:style-name="P12">--- </text:p>
      <text:p text:style-name="P12">- hosts: group1 </text:p>
      <text:p text:style-name="P12"><text:s text:c="2"/>sudo: yes </text:p>
      <text:p text:style-name="P12"><text:s text:c="2"/>tasks: </text:p>
      <text:p text:style-name="P12"><text:s text:c="4"/>- name: Installs apache web server </text:p>
      <text:p text:style-name="P12"><text:s text:c="6"/>apt: pkg=apache2 state=installed update_cache=true </text:p>
      <text:p text:style-name="P12"/>
      <text:p text:style-name="P12"><text:s text:c="4"/>- name: restart apache2 </text:p>
      <text:p text:style-name="P5"><text:span text:style-name="T1"><text:s text:c="6"/>service: name=</text:span>apache2 state=restarted </text:p>
      <text:p text:style-name="P5"><text:s text:c="6"/>sudo_user: root </text:p>
      <text:p text:style-name="P5"/>
      <text:p text:style-name="P7">apache with handlers</text:p>
      <text:p text:style-name="P7"/>
      <text:p text:style-name="P7">---</text:p>
      <text:p text:style-name="P7">- hosts: group1</text:p>
      <text:p text:style-name="P7"><text:s text:c="2"/>sudo: yes</text:p>
      <text:p text:style-name="P7"></text:p>
      <text:p text:style-name="P7"><text:s text:c="2"/>tasks:</text:p>
      <text:p text:style-name="P7"><text:s text:c="6"/>- name: apache2 istallation</text:p>
      <text:p text:style-name="P7"><text:s text:c="8"/>action: apt pkg=apache2</text:p>
      <text:p text:style-name="P7"><text:s text:c="15"/>state=installed</text:p>
      <text:p text:style-name="P7"><text:s text:c="6"/>- name: service</text:p>
      <text:p text:style-name="P7"><text:s text:c="8"/>action: service name=apache2 <text:s/>state=started</text:p>
      <text:p text:style-name="P7"><text:s text:c="6"/>- name: index</text:p>
      <text:p text:style-name="P7"><text:s text:c="8"/>action: copy src="files/index.html" dest="/var/www/html/index.html"</text:p>
      <text:p text:style-name="P7"><text:s text:c="8"/>notify: service</text:p>
      <text:p text:style-name="P7"><text:s text:c="6"/>- name: permission</text:p>
      <text:p text:style-name="P7"><text:s text:c="8"/>action: file path=/var/www/html/index.html</text:p>
      <text:p text:style-name="P7"><text:s text:c="16"/>owner=www-data</text:p>
      <text:p text:style-name="P7"><text:s text:c="16"/>group=www-data</text:p>
      <text:p text:style-name="P7"><text:s text:c="8"/>notify: service</text:p>
      <text:p text:style-name="P7"><text:s text:c="2"/>handlers:</text:p>
      <text:p text:style-name="P7"><text:s text:c="6"/>- name: service</text:p>
      <text:p text:style-name="P7"><text:s text:c="8"/>action: service name=apache2</text:p>
      <text:p text:style-name="P7"><text:s text:c="16"/>state=restarted</text:p>
      <text:p text:style-name="P1"/>
      <text:p text:style-name="P1"/>
      <text:p text:style-name="P6">########################################################################################</text:p>
      <text:p text:style-name="P2">file creation</text:p>
      <text:p text:style-name="P2"/>
      <text:p text:style-name="P2">--- </text:p>
      <text:p text:style-name="P2">- hosts: group1 </text:p>
      <text:p text:style-name="P2"><text:s text:c="2"/>sudo: yes </text:p>
      <text:p text:style-name="P2"><text:soft-page-break/><text:s text:c="2"/>tasks: </text:p>
      <text:p text:style-name="P2"><text:s text:c="4"/>- name: dddddddddddd </text:p>
      <text:p text:style-name="P2"><text:s text:c="7"/>file: path=/tmp/file1 </text:p>
      <text:p text:style-name="P2"><text:s text:c="7"/>state=touch </text:p>
      <text:p text:style-name="P2"><text:s text:c="8"/>mode=0755 </text:p>
      <text:p text:style-name="P2"><text:s text:c="4"/>- name: copy </text:p>
      <text:p text:style-name="P2"><text:s text:c="7"/>copy: content="AmericaLos_Angeles" </text:p>
      <text:p text:style-name="P2"><text:s text:c="7"/>dest=/tmp/file1 </text:p>
      <text:p text:style-name="P2"><text:s text:c="7"/>mode=0755 </text:p>
      <text:p text:style-name="P2"/>
      <text:p text:style-name="P1"/>
      <text:p text:style-name="P6">##############################################################################################</text:p>
      <text:p text:style-name="P1"/>
      <text:p text:style-name="P3">user adding with group</text:p>
      <text:p text:style-name="P3"/>
      <text:p text:style-name="P3"><text:s text:c="2"/>GNU nano 2.2.6 <text:s text:c="37"/>File: user.yml <text:s text:c="82"/></text:p>
      <text:p text:style-name="P3"/>
      <text:p text:style-name="P3">--- </text:p>
      <text:p text:style-name="P3">- hosts: group1 </text:p>
      <text:p text:style-name="P3"><text:s text:c="2"/>sudo: yes </text:p>
      <text:p text:style-name="P3"><text:s text:c="2"/>tasks: </text:p>
      <text:p text:style-name="P3">- name: group</text:p>
      <text:p text:style-name="P3"><text:s text:c="4"/>action: group name=biz1 gid=1560 state=present </text:p>
      <text:p text:style-name="P3"><text:s text:c="2"/>- name: "user create" </text:p>
      <text:p text:style-name="P3"><text:s text:c="4"/>action: user name=user1 password=powerbank shell=/bin/bash uid=1500 groups=biz1 </text:p>
      <text:p text:style-name="P3"><text:s text:c="2"/>- name: shell </text:p>
      <text:p text:style-name="P3"><text:s text:c="4"/>shell: chage -d 0 user1 </text:p>
      <text:p text:style-name="P3"/>
      <text:p text:style-name="P3"/>
      <text:p text:style-name="P3"/>
      <text:p text:style-name="P3"/>
      <text:p text:style-name="P10">######################################################################################</text:p>
      <text:p text:style-name="P3"/>
      <text:p text:style-name="P9">shell script running</text:p>
      <text:p text:style-name="P9"/>
      <text:p text:style-name="P9"/>
      <text:p text:style-name="P9">---</text:p>
      <text:p text:style-name="P9">- hosts: group1</text:p>
      <text:p text:style-name="P9"><text:s text:c="2"/>sudo: yes</text:p>
      <text:p text:style-name="P9"></text:p>
      <text:p text:style-name="P9"><text:s text:c="2"/>tasks:</text:p>
      <text:p text:style-name="P9"><text:s text:c="6"/>- name: index</text:p>
      <text:p text:style-name="P9"><text:s text:c="8"/>action: copy src="files/mysql.sh" dest="/tmp/mysql.sh" mode=777</text:p>
      <text:p text:style-name="P9"><text:s text:c="6"/>- command: sudo /tmp/mysql.sh</text:p>
      <text:p text:style-name="P9"></text:p>
      <text:p text:style-name="P13">##################################################################################</text:p>
      <text:p text:style-name="P9"/>
      <text:p text:style-name="P13">add two or more yml file in to single file</text:p>
      <text:p text:style-name="P13"/>
      <text:p text:style-name="P13"><text:soft-page-break/>user.yml</text:p>
      <text:p text:style-name="P13">---</text:p>
      <text:p text:style-name="P13">#- hosts: group1</text:p>
      <text:p text:style-name="P13"># <text:s/>sudo: yes</text:p>
      <text:p text:style-name="P13"># <text:s/>tasks:</text:p>
      <text:p text:style-name="P13"><text:s text:c="3"/>- name: group</text:p>
      <text:p text:style-name="P13"><text:s text:c="5"/>action: group name=biz2 gid=1566 state=present</text:p>
      <text:p text:style-name="P13"><text:s text:c="3"/>- name: "user create"</text:p>
      <text:p text:style-name="P13"><text:s text:c="5"/>action: user name=user2 password=powerbank shell=/bin/bash uid=1502 g$</text:p>
      <text:p text:style-name="P13"><text:s text:c="3"/>- name: shell</text:p>
      <text:p text:style-name="P13"><text:s text:c="5"/>shell: chage -d 0 user2</text:p>
      <text:p text:style-name="P13"></text:p>
      <text:p text:style-name="P13"/>
      <text:p text:style-name="P13"/>
      <text:p text:style-name="P13"/>
      <text:p text:style-name="P13"/>
      <text:p text:style-name="P13"/>
      <text:p text:style-name="P13"><text:s/>file.yml</text:p>
      <text:p text:style-name="P13"/>
      <text:p text:style-name="P13"/>
      <text:p text:style-name="P13">---</text:p>
      <text:p text:style-name="P13">#- hosts: group1</text:p>
      <text:p text:style-name="P13"># <text:s/>sudo: yes</text:p>
      <text:p text:style-name="P13"># <text:s/>tasks:</text:p>
      <text:p text:style-name="P13"># <text:s text:c="3"/>- include: user.yml</text:p>
      <text:p text:style-name="P13"><text:s text:c="4"/>- name: <text:s text:c="3"/>dddddddddddd</text:p>
      <text:p text:style-name="P13"><text:s text:c="6"/>file: <text:s text:c="3"/>path=/tmp/file1</text:p>
      <text:p text:style-name="P13"><text:s text:c="15"/>state=touch</text:p>
      <text:p text:style-name="P13"><text:s text:c="15"/>mode=0755</text:p>
      <text:p text:style-name="P13"><text:s text:c="4"/>- name: <text:s text:c="3"/>copy</text:p>
      <text:p text:style-name="P13"><text:s text:c="6"/>copy: <text:s text:c="3"/>content="AmericaLos_Angeles"</text:p>
      <text:p text:style-name="P13"><text:s text:c="15"/>dest=/tmp/file1</text:p>
      <text:p text:style-name="P13"><text:s text:c="15"/>mode=0755now we can create two in to 1 yml file </text:p>
      <text:p text:style-name="P13"/>
      <text:p text:style-name="P13"/>
      <text:p text:style-name="P13">two.yml</text:p>
      <text:p text:style-name="P13"/>
      <text:p text:style-name="P13"/>
      <text:p text:style-name="P13"/>
      <text:p text:style-name="P13"></text:p>
      <text:p text:style-name="P13">---</text:p>
      <text:p text:style-name="P13"><text:s/>- hosts: group1</text:p>
      <text:p text:style-name="P13"><text:s text:c="3"/>sudo: yes</text:p>
      <text:p text:style-name="P13"><text:s text:c="3"/>tasks:</text:p>
      <text:p text:style-name="P13"><text:s text:c="5"/>- include: user.yml</text:p>
      <text:p text:style-name="P13"><text:s text:c="5"/>- include: file.yml</text:p>
      <text:p text:style-name="P13"></text:p>
      <text:p text:style-name="P13"></text:p>
      <text:p text:style-name="P13"/>
      <text:p text:style-name="P13">ansible-playbook two.yml –ask-sudo-pass <text:s text:c="3"/>then its working</text:p>
      <text:p text:style-name="P13"/>
      <text:p text:style-name="P13"/>
      <text:p text:style-name="P13"><text:soft-page-break/></text:p>
      <text:p text:style-name="P14">also we can setup two grops in a yml file below</text:p>
      <text:p text:style-name="P14"/>
      <text:p text:style-name="P14"/>
      <text:p text:style-name="P14">---</text:p>
      <text:p text:style-name="P14"><text:s/>- hosts: group1</text:p>
      <text:p text:style-name="P14"><text:s text:c="3"/>sudo: yes</text:p>
      <text:p text:style-name="P14"><text:s text:c="3"/>tasks:</text:p>
      <text:p text:style-name="P14"><text:s text:c="5"/>- include: file.yml</text:p>
      <text:p text:style-name="P14"></text:p>
      <text:p text:style-name="P14"></text:p>
      <text:p text:style-name="P14"></text:p>
      <text:p text:style-name="P14"><text:s/>- hosts: group1</text:p>
      <text:p text:style-name="P14"><text:s text:c="3"/>sudo: yes</text:p>
      <text:p text:style-name="P14"><text:s text:c="3"/>tasks:</text:p>
      <text:p text:style-name="P14"><text:s text:c="5"/>- include: user.yml</text:p>
      <text:p text:style-name="P14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5:05:03.787003339</meta:creation-date>
    <dc:date>2016-10-25T20:26:37.003949610</dc:date>
    <meta:editing-duration>PT4H44M1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4" meta:paragraph-count="128" meta:word-count="322" meta:character-count="3294" meta:non-whitespace-character-count="2388"/>
  </office:meta>
</office:document-meta>
</file>